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457600004EE80000477CB34DE4A2A6527525.svg" manifest:media-type="image/svg+xml"/>
  <manifest:file-entry manifest:full-path="Pictures/100000000000042100000319023E35B2E9D99D29.jpg" manifest:media-type="image/jpeg"/>
  <manifest:file-entry manifest:full-path="Pictures/1000000000000421000003195243414649AAEB2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logo_5f_stima" draw:fill-image-width="10cm" draw:fill-image-height="10cm" style:repeat="no-repeat" draw:fill-image-ref-point-x="0%" draw:fill-image-ref-point-y="0%" draw:fill-image-ref-point="top-lef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draw:auto-grow-height="true" fo:min-height="14.6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3.799cm"/>
      <style:paragraph-properties style:writing-mode="lr-tb"/>
    </style:style>
    <style:style style:name="pr3" style:family="presentation" style:parent-style-name="Nature_5f_Illustration-subtitle">
      <style:graphic-properties draw:fill-color="#ffffff" fo:min-height="3.6cm"/>
      <style:paragraph-properties style:writing-mode="lr-tb"/>
    </style:style>
    <style:style style:name="pr4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Nature_5f_Illustration1-title">
      <style:graphic-properties draw:auto-grow-height="true" fo:min-height="3.506cm"/>
      <style:paragraph-properties style:writing-mode="lr-tb"/>
    </style:style>
    <style:style style:name="pr6" style:family="presentation" style:parent-style-name="Nature_5f_Illustration1-outline1">
      <style:graphic-properties fo:min-height="13.236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r8" style:family="presentation" style:parent-style-name="Nature_5f_Illustration1-title">
      <style:graphic-properties fo:min-height="3.506cm"/>
      <style:paragraph-properties style:writing-mode="lr-tb"/>
    </style:style>
    <style:style style:name="pr9" style:family="presentation" style:parent-style-name="Nature_5f_Illustration1-outline1">
      <style:graphic-properties fo:min-height="6.182cm"/>
      <style:paragraph-properties style:writing-mode="lr-tb"/>
    </style:style>
    <style:style style:name="pr10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5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.5cm" fo:line-height="100%" fo:text-indent="0cm" style:writing-mode="lr-tb"/>
    </style:style>
    <style:style style:name="P7" style:family="paragraph">
      <style:paragraph-properties fo:margin-left="0cm" fo:margin-right="0cm" fo:margin-top="0cm" fo:margin-bottom="0.5cm" fo:text-align="center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4.6cm" svg:x="10.2cm" svg:y="0.4cm" presentation:class="title" presentation:user-transformed="true">
          <draw:text-box>
            <text:p text:style-name="P1">Reti di monitoraggio ambientale<text:line-break/><text:line-break/><text:span text:style-name="T1">Esperienze, criticità e prospettive su dati e partecipazione </text:span></text:p>
          </draw:text-box>
        </draw:frame>
        <draw:frame presentation:style-name="pr2" draw:text-style-name="P2" draw:layer="layout" svg:width="14.399cm" svg:height="3.799cm" svg:x="0.801cm" svg:y="17cm" presentation:class="subtitle" presentation:user-transformed="true">
          <draw:text-box>
            <text:p><text:span text:style-name="T2">Paolo Patruno</text:span></text:p>
            <text:p><text:span text:style-name="T2">Associazione di volontariato Parco dei Cedri nel cuore</text:span></text:p>
          </draw:text-box>
        </draw:frame>
        <draw:frame presentation:style-name="pr2" draw:text-style-name="P2" draw:layer="layout" svg:width="14.399cm" svg:height="3.799cm" svg:x="0.802cm" svg:y="17.001cm">
          <draw:text-box>
            <text:p><text:span text:style-name="T2">Paolo Patruno</text:span></text:p>
            <text:p><text:span text:style-name="T2">Associazione di volontariato Parco dei Cedri nel cuore</text:span></text:p>
          </draw:text-box>
        </draw:frame>
        <draw:frame presentation:style-name="pr3" draw:text-style-name="P2" draw:layer="layout" svg:width="11.599cm" svg:height="3.6cm" svg:x="16.001cm" svg:y="16.467cm">
          <draw:text-box>
            <text:p><text:span text:style-name="T2">Politecnico di Torino</text:span></text:p>
            <text:p><text:span text:style-name="T2">24/03/20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Problemi di un servizio meteorologico nato nel 1984</text:p>
          </draw:text-box>
        </draw:frame>
        <draw:frame presentation:style-name="pr6" draw:text-style-name="P1" draw:layer="layout" svg:width="25.199cm" svg:height="13.486cm" svg:x="1.2cm" svg:y="6cm" presentation:class="outline" presentation:user-transformed="true">
          <draw:text-box>
            <text:list text:style-name="L2">
              <text:list-item>
                <text:p>Prodotti complessi (probabilità)</text:p>
              </text:list-item>
              <text:list-item>
                <text:p text:style-name="P4">Incapacità degli utenti di valutarne la qualità</text:p>
              </text:list-item>
              <text:list-item>
                <text:p text:style-name="P4">Assenza di un Ente con ruolo “Nazionale”</text:p>
              </text:list-item>
              <text:list-item>
                <text:p text:style-name="P4">Innovazione tecnologica</text:p>
              </text:list-item>
              <text:list-item>
                <text:p text:style-name="P4">Costi</text:p>
              </text:list-item>
              <text:list-item>
                <text:p text:style-name="P4">Lock-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 presentation:user-transformed="true">
          <draw:text-box>
            <text:p>Empowerment dei cittadini utenti</text:p>
          </draw:text-box>
        </draw:frame>
        <draw:frame presentation:style-name="pr6" draw:text-style-name="P1" draw:layer="layout" svg:width="25.199cm" svg:height="13.486cm" svg:x="1.4cm" svg:y="4.914cm" presentation:class="outline">
          <draw:text-box>
            <text:list text:style-name="L2">
              <text:list-item>
                <text:p>Aumentare le conoscenze</text:p>
              </text:list-item>
              <text:list-item>
                <text:p>Aumentare le capacità di comprensione</text:p>
              </text:list-item>
              <text:list-item>
                <text:p>Aumentare le capacità di scelta</text:p>
              </text:list-item>
              <text:list-item>
                <text:p>Aumentare le capacità di azione</text:p>
              </text:list-item>
              <text:list-item>
                <text:p>Aumentare le capacità di azione e cooperazione collettiv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 presentation:user-transformed="true">
          <draw:text-box>
            <text:p>sviluppo di progetti innovativi</text:p>
          </draw:text-box>
        </draw:frame>
        <draw:frame presentation:style-name="pr6" draw:text-style-name="P1" draw:layer="layout" svg:width="12.297cm" svg:height="13.486cm" svg:x="1.4cm" svg:y="4.914cm" presentation:class="outline">
          <draw:text-box>
            <text:list text:style-name="L2">
              <text:list-header>
                <text:p text:style-name="P6"><text:span text:style-name="T3">RaspiBO nasce alla fine del 2012 su iniziativa di un gruppo eterogeneo di appassionati di elettronica e informatica libera provenienti dal mondo dell’associazionismo, dell’attivismo e dell’università, fra cui docenti e studenti.</text:span></text:p>
              </text:list-header>
            </text:list>
          </draw:text-box>
        </draw:frame>
        <draw:frame presentation:style-name="pr9" draw:text-style-name="P1" draw:layer="layout" svg:width="12.297cm" svg:height="6.432cm" svg:x="14.313cm" svg:y="4.914cm" presentation:class="outline">
          <draw:text-box>
            <text:list text:style-name="L2">
              <text:list-item>
                <text:p>Far nascere progetti che il pubblico non è in grado di sviluppare</text:p>
              </text:list-item>
            </text:list>
          </draw:text-box>
        </draw:frame>
        <draw:frame presentation:style-name="pr9" draw:text-style-name="P1" draw:layer="layout" svg:width="12.297cm" svg:height="6.432cm" svg:x="14.313cm" svg:y="11.958cm" presentation:class="outline">
          <draw:text-box>
            <text:list text:style-name="L2">
              <text:list-item>
                <text:p>Imparare e formarsi su temi “non convenzionali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list text:style-name="L2">
              <text:list-header>
                <text:p text:style-name="P7">Cambio paradigma per l’ente pubblico</text:p>
              </text:list-header>
            </text:list>
          </draw:text-box>
        </draw:frame>
        <draw:frame presentation:style-name="pr6" draw:text-style-name="P1" draw:layer="layout" svg:width="12.297cm" svg:height="13.486cm" svg:x="1.4cm" svg:y="4.914cm" presentation:class="outline" presentation:user-transformed="true">
          <draw:text-box>
            <text:list text:style-name="L2">
              <text:list-header>
                <text:p>contributo offerto all’ “Agenzia regionale per la prevenzione, l’ambiente e l’energia dell’Emilia-Romagna” (Arpae), con cui RaspiBO ha stabilito una solida partnership</text:p>
              </text:list-header>
            </text:list>
          </draw:text-box>
        </draw:frame>
        <draw:frame presentation:style-name="pr9" draw:text-style-name="P1" draw:layer="layout" svg:width="12.297cm" svg:height="6.432cm" svg:x="14.313cm" svg:y="4.914cm" presentation:class="outline" presentation:user-transformed="true">
          <draw:text-box>
            <text:list text:style-name="L2">
              <text:list-item>
                <text:p><text:s/>Il pubblico acquista servizi chiavi in mano dal privato per dare prodotti ai cittadini</text:p>
              </text:list-item>
            </text:list>
          </draw:text-box>
        </draw:frame>
        <draw:frame presentation:style-name="pr9" draw:text-style-name="P1" draw:layer="layout" svg:width="12.297cm" svg:height="6.432cm" svg:x="14.313cm" svg:y="11.958cm" presentation:class="outline">
          <draw:text-box>
            <text:list text:style-name="L2">
              <text:list-item>
                <text:p>Si crea una sinergia tra pubblico, enti formativi, privato e cittadin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Validare</text:p>
          </draw:text-box>
        </draw:frame>
        <draw:frame presentation:style-name="pr6" draw:text-style-name="P1" draw:layer="layout" svg:width="12.297cm" svg:height="13.486cm" svg:x="1.4cm" svg:y="4.914cm" presentation:class="outline">
          <draw:text-box>
            <text:list text:style-name="L2">
              <text:list-item>
                <text:p>Validare la qualità dei propri (dati) prodotti con metodi oggettivi</text:p>
              </text:list-item>
            </text:list>
          </draw:text-box>
        </draw:frame>
        <draw:frame presentation:style-name="pr9" draw:text-style-name="P1" draw:layer="layout" svg:width="12.297cm" svg:height="6.432cm" svg:x="14.313cm" svg:y="4.914cm" presentation:class="outline" presentation:user-transformed="true">
          <draw:text-box>
            <text:list text:style-name="L2">
              <text:list-item>
                <text:p>Spesso le aziende si “autocertificano”, ma sono credute (reputazione)</text:p>
              </text:list-item>
            </text:list>
          </draw:text-box>
        </draw:frame>
        <draw:frame presentation:style-name="pr9" draw:text-style-name="P1" draw:layer="layout" svg:width="12.297cm" svg:height="6.432cm" svg:x="14.313cm" svg:y="11.958cm" presentation:class="outline">
          <draw:text-box>
            <text:list text:style-name="L2">
              <text:list-item>
                <text:p>I progetti Open Source Hardware sono spesso millantati ma di scarsa qualità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Far conoscere e promuovere</text:p>
          </draw:text-box>
        </draw:frame>
        <draw:frame presentation:style-name="pr6" draw:text-style-name="P1" draw:layer="layout" svg:width="12.297cm" svg:height="13.486cm" svg:x="1.4cm" svg:y="4.914cm" presentation:class="outline" presentation:user-transformed="true">
          <draw:text-box>
            <text:list text:style-name="L2">
              <text:list-item>
                <text:p>Il progetto è sostenibile solo se adottato e sostenuto da molteplici soggetti</text:p>
              </text:list-item>
            </text:list>
          </draw:text-box>
        </draw:frame>
        <draw:frame presentation:style-name="pr9" draw:text-style-name="P1" draw:layer="layout" svg:width="12.297cm" svg:height="6.432cm" svg:x="14.313cm" svg:y="4.914cm" presentation:class="outline">
          <draw:text-box>
            <text:list text:style-name="L2">
              <text:list-item>
                <text:p>Pubblicazioni divulgative</text:p>
              </text:list-item>
              <text:list-item>
                <text:p>Articoli scientifici</text:p>
              </text:list-item>
            </text:list>
          </draw:text-box>
        </draw:frame>
        <draw:frame presentation:style-name="pr9" draw:text-style-name="P1" draw:layer="layout" svg:width="12.297cm" svg:height="6.432cm" svg:x="14.313cm" svg:y="11.958cm" presentation:class="outline">
          <draw:text-box>
            <text:list text:style-name="L2">
              <text:list-item>
                <text:p>Seminari</text:p>
              </text:list-item>
              <text:list-item>
                <text:p>Fiere</text:p>
              </text:list-item>
              <text:list-item>
                <text:p>Cooperazione con associazion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Cooperare</text:p>
          </draw:text-box>
        </draw:frame>
        <draw:frame presentation:style-name="pr6" draw:text-style-name="P1" draw:layer="layout" svg:width="12.297cm" svg:height="13.486cm" svg:x="1.4cm" svg:y="4.914cm" presentation:class="outline">
          <draw:text-box>
            <text:list text:style-name="L2">
              <text:list-item>
                <text:p>Adozione di standard comuni</text:p>
              </text:list-item>
            </text:list>
          </draw:text-box>
        </draw:frame>
        <draw:frame presentation:style-name="pr9" draw:text-style-name="P1" draw:layer="layout" svg:width="12.297cm" svg:height="6.432cm" svg:x="14.313cm" svg:y="4.914cm" presentation:class="outline">
          <draw:text-box>
            <text:list text:style-name="L2">
              <text:list-item>
                <text:p>Permette lo scambio dati</text:p>
              </text:list-item>
            </text:list>
          </draw:text-box>
        </draw:frame>
        <draw:frame presentation:style-name="pr9" draw:text-style-name="P1" draw:layer="layout" svg:width="12.297cm" svg:height="6.432cm" svg:x="14.313cm" svg:y="11.958cm" presentation:class="outline">
          <draw:text-box>
            <text:list text:style-name="L2">
              <text:list-item>
                <text:p>Permette inter-operabilità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Cooperare</text:p>
          </draw:text-box>
        </draw:frame>
        <draw:frame presentation:style-name="pr6" draw:text-style-name="P1" draw:layer="layout" svg:width="12.297cm" svg:height="13.486cm" svg:x="1.4cm" svg:y="4.914cm" presentation:class="outline">
          <draw:text-box>
            <text:list text:style-name="L2">
              <text:list-item>
                <text:p>Modularità</text:p>
              </text:list-item>
            </text:list>
          </draw:text-box>
        </draw:frame>
        <draw:frame presentation:style-name="pr9" draw:text-style-name="P1" draw:layer="layout" svg:width="12.297cm" svg:height="6.432cm" svg:x="14.313cm" svg:y="4.914cm" presentation:class="outline">
          <draw:text-box>
            <text:list text:style-name="L2">
              <text:list-item>
                <text:p>Permette lo sviluppo contemporaneo in parallelo</text:p>
              </text:list-item>
            </text:list>
          </draw:text-box>
        </draw:frame>
        <draw:frame presentation:style-name="pr9" draw:text-style-name="P1" draw:layer="layout" svg:width="12.297cm" svg:height="6.432cm" svg:x="14.313cm" svg:y="11.958cm" presentation:class="outline">
          <draw:text-box>
            <text:list text:style-name="L2">
              <text:list-item>
                <text:p>Comporta un overhe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Cooperare</text:p>
          </draw:text-box>
        </draw:frame>
        <draw:frame presentation:style-name="pr6" draw:text-style-name="P1" draw:layer="layout" svg:width="12.297cm" svg:height="13.486cm" svg:x="1.4cm" svg:y="4.914cm" presentation:class="outline">
          <draw:text-box>
            <text:list text:style-name="L2">
              <text:list-item>
                <text:p>Open Source Hardware</text:p>
              </text:list-item>
            </text:list>
          </draw:text-box>
        </draw:frame>
        <draw:frame presentation:style-name="pr9" draw:text-style-name="P1" draw:layer="layout" svg:width="12.297cm" svg:height="6.432cm" svg:x="14.313cm" svg:y="4.914cm" presentation:class="outline">
          <draw:text-box>
            <text:list text:style-name="L2">
              <text:list-item>
                <text:p>Comprendere come funziona</text:p>
              </text:list-item>
              <text:list-item>
                <text:p>Modificare</text:p>
              </text:list-item>
            </text:list>
          </draw:text-box>
        </draw:frame>
        <draw:frame presentation:style-name="pr9" draw:text-style-name="P1" draw:layer="layout" svg:width="12.297cm" svg:height="6.432cm" svg:x="14.313cm" svg:y="11.958cm" presentation:class="outline" presentation:user-transformed="true">
          <draw:text-box>
            <text:list text:style-name="L2">
              <text:list-item>
                <text:p>Rifare</text:p>
              </text:list-item>
              <text:list-item>
                <text:p>Sviluppare software (elettronica accoppiata a softwar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Cooperare</text:p>
          </draw:text-box>
        </draw:frame>
        <draw:frame presentation:style-name="pr6" draw:text-style-name="P1" draw:layer="layout" svg:width="12.297cm" svg:height="13.486cm" svg:x="1.4cm" svg:y="4.914cm" presentation:class="outline">
          <draw:text-box>
            <text:list text:style-name="L2">
              <text:list-item>
                <text:p>Open data</text:p>
                <text:list>
                  <text:list-item>
                    <text:p>Dati</text:p>
                  </text:list-item>
                  <text:list-item>
                    <text:p>Metadati</text:p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2.297cm" svg:height="6.432cm" svg:x="14.313cm" svg:y="4.914cm" presentation:class="outline">
          <draw:text-box>
            <text:list text:style-name="L2">
              <text:list-item>
                <text:p>Corretta interpretazione dei dati</text:p>
              </text:list-item>
            </text:list>
          </draw:text-box>
        </draw:frame>
        <draw:frame presentation:style-name="pr9" draw:text-style-name="P1" draw:layer="layout" svg:width="12.297cm" svg:height="6.432cm" svg:x="14.313cm" svg:y="11.958cm" presentation:class="outline">
          <draw:text-box>
            <text:list text:style-name="L2">
              <text:list-item>
                <text:p>Integrazione dei D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Cooperare</text:p>
          </draw:text-box>
        </draw:frame>
        <draw:frame presentation:style-name="pr6" draw:text-style-name="P1" draw:layer="layout" svg:width="12.297cm" svg:height="13.486cm" svg:x="1.4cm" svg:y="4.914cm" presentation:class="outline">
          <draw:text-box>
            <text:list text:style-name="L2">
              <text:list-item>
                <text:p>Protocolli</text:p>
              </text:list-item>
            </text:list>
          </draw:text-box>
        </draw:frame>
        <draw:frame presentation:style-name="pr9" draw:text-style-name="P1" draw:layer="layout" svg:width="12.297cm" svg:height="6.432cm" svg:x="14.313cm" svg:y="4.914cm" presentation:class="outline">
          <draw:text-box>
            <text:list text:style-name="L2">
              <text:list-item>
                <text:p>Scambio efficiente dei dati (tempistiche)</text:p>
              </text:list-item>
            </text:list>
          </draw:text-box>
        </draw:frame>
        <draw:frame presentation:style-name="pr9" draw:text-style-name="P1" draw:layer="layout" svg:width="12.297cm" svg:height="6.432cm" svg:x="14.313cm" svg:y="11.958cm" presentation:class="outline">
          <draw:text-box>
            <text:list text:style-name="L2">
              <text:list-item>
                <text:p>Integrazione nelle applicazion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Cooperare</text:p>
          </draw:text-box>
        </draw:frame>
        <draw:frame presentation:style-name="pr6" draw:text-style-name="P1" draw:layer="layout" svg:width="12.297cm" svg:height="13.486cm" svg:x="1.4cm" svg:y="4.914cm" presentation:class="outline">
          <draw:text-box>
            <text:list text:style-name="L2">
              <text:list-item>
                <text:p>Integrazione con altri standard / di fatto</text:p>
              </text:list-item>
              <text:list-item>
                <text:p>Open standard</text:p>
              </text:list-item>
            </text:list>
          </draw:text-box>
        </draw:frame>
        <draw:frame presentation:style-name="pr9" draw:text-style-name="P1" draw:layer="layout" svg:width="12.297cm" svg:height="6.432cm" svg:x="14.313cm" svg:y="4.914cm" presentation:class="outline">
          <draw:text-box>
            <text:list text:style-name="L2">
              <text:list-item>
                <text:p>Integrazione con la domotica</text:p>
              </text:list-item>
            </text:list>
          </draw:text-box>
        </draw:frame>
        <draw:frame presentation:style-name="pr9" draw:text-style-name="P1" draw:layer="layout" svg:width="12.297cm" svg:height="6.432cm" svg:x="14.313cm" svg:y="11.958cm" presentation:class="outline">
          <draw:text-box>
            <text:list text:style-name="L2">
              <text:list-item>
                <text:p>Cooperare/utilizzare altri prodotti aperti (broker, DB, visulizzator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Cooperare</text:p>
          </draw:text-box>
        </draw:frame>
        <draw:frame presentation:style-name="pr6" draw:text-style-name="P1" draw:layer="layout" svg:width="12.297cm" svg:height="13.486cm" svg:x="1.4cm" svg:y="4.914cm" presentation:class="outline">
          <draw:text-box>
            <text:list text:style-name="L2">
              <text:list-item>
                <text:p>Utilizzare piattaforme specificatamente progettate</text:p>
                <text:list>
                  <text:list-item>
                    <text:p>Sourceforge</text:p>
                  </text:list-item>
                  <text:list-item>
                    <text:p>GitHub</text:p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2.297cm" svg:height="6.432cm" svg:x="14.313cm" svg:y="4.914cm" presentation:class="outline">
          <draw:text-box>
            <text:list text:style-name="L2">
              <text:list-item>
                <text:p>Consultare</text:p>
              </text:list-item>
              <text:list-item>
                <text:p>Utilizzare</text:p>
              </text:list-item>
              <text:list-item>
                <text:p>Modificare</text:p>
              </text:list-item>
              <text:list-item>
                <text:p>Contribuire</text:p>
              </text:list-item>
            </text:list>
          </draw:text-box>
        </draw:frame>
        <draw:frame presentation:style-name="pr9" draw:text-style-name="P1" draw:layer="layout" svg:width="12.297cm" svg:height="6.432cm" svg:x="14.313cm" svg:y="11.958cm" presentation:class="outline">
          <draw:text-box>
            <text:list text:style-name="L2">
              <text:list-item>
                <text:p>Sviluppare in paralle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Cooperazione Internazionale Sud del Mondo</text:p>
          </draw:text-box>
        </draw:frame>
        <draw:frame presentation:style-name="pr6" draw:text-style-name="P1" draw:layer="layout" svg:width="12.297cm" svg:height="13.486cm" svg:x="1.4cm" svg:y="4.914cm" presentation:class="outline">
          <draw:text-box>
            <text:list text:style-name="L2">
              <text:list-item>
                <text:p>Neo Colonialismo</text:p>
                <text:p/>
                <text:p/>
                <text:p/>
              </text:list-item>
              <text:list-item>
                <text:p>Cooperazione allo sviluppo</text:p>
              </text:list-item>
            </text:list>
          </draw:text-box>
        </draw:frame>
        <draw:frame presentation:style-name="pr9" draw:text-style-name="P1" draw:layer="layout" svg:width="12.297cm" svg:height="6.432cm" svg:x="14.313cm" svg:y="4.914cm" presentation:class="outline">
          <draw:text-box>
            <text:list text:style-name="L2">
              <text:list-item>
                <text:p>Da dipendenza tecnologica a autonomia</text:p>
              </text:list-item>
              <text:list-item>
                <text:p>Da utenti a soggetti autonomi</text:p>
              </text:list-item>
            </text:list>
          </draw:text-box>
        </draw:frame>
        <draw:frame presentation:style-name="pr9" draw:text-style-name="P1" draw:layer="layout" svg:width="12.297cm" svg:height="6.432cm" svg:x="14.313cm" svg:y="11.958cm" presentation:class="outline" presentation:user-transformed="true">
          <draw:text-box>
            <text:list text:style-name="L2">
              <text:list-item>
                <text:p>Competenze e capacità di fare dei piani</text:p>
              </text:list-item>
              <text:list-item>
                <text:p>Adattamento ai bisogni locali</text:p>
              </text:list-item>
              <text:list-item>
                <text:p>Manutenzioni e parti di ricambio gestite in autonom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Cooperazione privato-pubblico</text:p>
          </draw:text-box>
        </draw:frame>
        <draw:frame presentation:style-name="pr6" draw:text-style-name="P1" draw:layer="layout" svg:width="12.297cm" svg:height="13.486cm" svg:x="1.4cm" svg:y="4.914cm" presentation:class="outline">
          <draw:text-box>
            <text:list text:style-name="L2">
              <text:list-header>
                <text:p>Attori:</text:p>
              </text:list-header>
              <text:list-item>
                <text:p>ARPAE</text:p>
              </text:list-item>
              <text:list-item>
                <text:p>Meteonetwork</text:p>
              </text:list-item>
              <text:list-item>
                <text:p>Parco dei Cedri</text:p>
              </text:list-item>
            </text:list>
          </draw:text-box>
        </draw:frame>
        <draw:frame presentation:style-name="pr9" draw:text-style-name="P1" draw:layer="layout" svg:width="12.297cm" svg:height="6.432cm" svg:x="14.313cm" svg:y="4.914cm" presentation:class="outline">
          <draw:text-box>
            <text:list text:style-name="L2">
              <text:list-item>
                <text:p>Valorizzare le peculiarità</text:p>
              </text:list-item>
              <text:list-item>
                <text:p>Convenzioni</text:p>
              </text:list-item>
            </text:list>
          </draw:text-box>
        </draw:frame>
        <draw:frame presentation:style-name="pr9" draw:text-style-name="P1" draw:layer="layout" svg:width="12.297cm" svg:height="6.432cm" svg:x="14.313cm" svg:y="11.958cm" presentation:class="outline">
          <draw:text-box>
            <text:list text:style-name="L2">
              <text:list-item>
                <text:p>Riconoscimento dei ruoli</text:p>
              </text:list-item>
              <text:list-item>
                <text:p>Distribuzione risorse economiche (Normative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Scienza partecipata nel tessuto sociale</text:p>
          </draw:text-box>
        </draw:frame>
        <draw:frame presentation:style-name="pr6" draw:text-style-name="P1" draw:layer="layout" svg:width="12.297cm" svg:height="13.486cm" svg:x="1.4cm" svg:y="4.914cm" presentation:class="outline">
          <draw:text-box>
            <text:list text:style-name="L2">
              <text:list-item>
                <text:p>Difficoltà con soggetti autoorganizzati/comitati</text:p>
                <text:p/>
                <text:p/>
                <text:p/>
              </text:list-item>
              <text:list-item>
                <text:p>Istituizioni “serve della politica”</text:p>
              </text:list-item>
            </text:list>
          </draw:text-box>
        </draw:frame>
        <draw:frame presentation:style-name="pr9" draw:text-style-name="P1" draw:layer="layout" svg:width="12.297cm" svg:height="6.432cm" svg:x="14.313cm" svg:y="4.914cm" presentation:class="outline">
          <draw:text-box>
            <text:list text:style-name="L2">
              <text:list-item>
                <text:p>Risultati “predeterminati”</text:p>
              </text:list-item>
              <text:list-item>
                <text:p>Risultati da utilizzare a fine strumentale</text:p>
              </text:list-item>
            </text:list>
          </draw:text-box>
        </draw:frame>
        <draw:frame presentation:style-name="pr9" draw:text-style-name="P1" draw:layer="layout" svg:width="12.297cm" svg:height="6.432cm" svg:x="14.313cm" svg:y="11.958cm" presentation:class="outline">
          <draw:text-box>
            <text:list text:style-name="L2">
              <text:list-item>
                <text:p>Centralità sugli obiettivi politici e non scientifici (i risultati di una ricerca non mutano la politic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ature_5f_Illustration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La figura del Volontario</text:p>
          </draw:text-box>
        </draw:frame>
        <draw:frame presentation:style-name="pr6" draw:text-style-name="P1" draw:layer="layout" svg:width="12.297cm" svg:height="13.486cm" svg:x="1.4cm" svg:y="4.914cm" presentation:class="outline">
          <draw:text-box>
            <text:list text:style-name="L2">
              <text:list-item>
                <text:p>Una figura indipendente votata all’obiettivo</text:p>
              </text:list-item>
            </text:list>
          </draw:text-box>
        </draw:frame>
        <draw:frame presentation:style-name="pr9" draw:text-style-name="P1" draw:layer="layout" svg:width="12.297cm" svg:height="6.432cm" svg:x="14.313cm" svg:y="4.914cm" presentation:class="outline">
          <draw:text-box>
            <text:list text:style-name="L2">
              <text:list-item>
                <text:p>Uno sguardo</text:p>
                <text:list>
                  <text:list-item>
                    <text:p>Indipendente</text:p>
                  </text:list-item>
                  <text:list-item>
                    <text:p>Critico</text:p>
                  </text:list-item>
                  <text:list-item>
                    <text:p>propositivo</text:p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2.297cm" svg:height="6.432cm" svg:x="14.313cm" svg:y="11.958cm" presentation:class="outline" presentation:user-transformed="true">
          <draw:text-box>
            <text:list text:style-name="L2">
              <text:list-item>
                <text:p>Engagment</text:p>
                <text:list>
                  <text:list-item>
                    <text:p>Partecipare alla interpretazione dei risultati</text:p>
                  </text:list-item>
                  <text:list-item>
                    <text:p>Fornire feedback</text:p>
                  </text:list-item>
                  <text:list-item>
                    <text:p>Condividere i progressi e i risulta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Nature_5f_Illustration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Militare</text:p>
          </draw:text-box>
        </draw:frame>
        <draw:frame presentation:style-name="pr6" draw:text-style-name="P1" draw:layer="layout" svg:width="12.297cm" svg:height="13.486cm" svg:x="1.4cm" svg:y="4.914cm" presentation:class="outline">
          <draw:text-box>
            <text:list text:style-name="L2">
              <text:list-item>
                <text:p>Incompatibilità con processi partecipativi e di scienza aperta</text:p>
              </text:list-item>
            </text:list>
          </draw:text-box>
        </draw:frame>
        <draw:frame presentation:style-name="pr9" draw:text-style-name="P1" draw:layer="layout" svg:width="12.297cm" svg:height="6.432cm" svg:x="14.313cm" svg:y="4.914cm" presentation:class="outline">
          <draw:text-box>
            <text:list text:style-name="L2">
              <text:list-item>
                <text:p>Basato su struttura verticale dall’alto in basso</text:p>
              </text:list-item>
              <text:list-item>
                <text:p>Ricerca segreta (no brevetti)</text:p>
              </text:list-item>
            </text:list>
          </draw:text-box>
        </draw:frame>
        <draw:frame presentation:style-name="pr9" draw:text-style-name="P1" draw:layer="layout" svg:width="12.297cm" svg:height="6.432cm" svg:x="14.313cm" svg:y="11.958cm" presentation:class="outline">
          <draw:text-box>
            <text:list text:style-name="L2">
              <text:list-item>
                <text:p>Competizione</text:p>
              </text:list-item>
              <text:list-item>
                <text:p>Tecnologie differenti</text:p>
              </text:list-item>
              <text:list-item>
                <text:p>Obiettivi e condizioni operative differen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Nature_5f_Illustration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La struttura nazionale italiana</text:p>
          </draw:text-box>
        </draw:frame>
        <draw:frame presentation:style-name="pr6" draw:text-style-name="P1" draw:layer="layout" svg:width="12.297cm" svg:height="13.486cm" svg:x="1.4cm" svg:y="4.914cm" presentation:class="outline">
          <draw:text-box>
            <text:list text:style-name="L2">
              <text:list-item>
                <text:p>Progetto Mistral</text:p>
              </text:list-item>
              <text:list-item>
                <text:p>MeteoHub</text:p>
              </text:list-item>
              <text:list-item>
                <text:p text:style-name="P4">Italia Meteo</text:p>
              </text:list-item>
            </text:list>
          </draw:text-box>
        </draw:frame>
        <draw:frame presentation:style-name="pr9" draw:text-style-name="P1" draw:layer="layout" svg:width="12.297cm" svg:height="6.432cm" svg:x="14.313cm" svg:y="4.914cm" presentation:class="outline">
          <draw:text-box>
            <text:list text:style-name="L2">
              <text:list-item>
                <text:p>Servizi distribuiti</text:p>
                <text:p>(democratici)</text:p>
              </text:list-item>
            </text:list>
          </draw:text-box>
        </draw:frame>
        <draw:frame presentation:style-name="pr9" draw:text-style-name="P1" draw:layer="layout" svg:width="12.297cm" svg:height="6.432cm" svg:x="14.313cm" svg:y="11.958cm" presentation:class="outline">
          <draw:text-box>
            <text:list text:style-name="L2">
              <text:list-item>
                <text:p>Servizi centralizzati</text:p>
                <text:p>(la sindrome del possess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Nature_5f_Illustration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Controllo di Qualità dei Dati</text:p>
          </draw:text-box>
        </draw:frame>
        <draw:frame presentation:style-name="pr6" draw:text-style-name="P1" draw:layer="layout" svg:width="12.297cm" svg:height="13.486cm" svg:x="1.4cm" svg:y="4.914cm" presentation:class="outline">
          <draw:text-box>
            <text:list text:style-name="L2">
              <text:list-item>
                <text:p>Un processo </text:p>
                <text:list>
                  <text:list-item>
                    <text:p>Integrato</text:p>
                  </text:list-item>
                  <text:list-item>
                    <text:p>Circolare</text:p>
                  </text:list-item>
                  <text:list-item>
                    <text:p>Manuale supportato dall’automatico</text:p>
                  </text:list-item>
                  <text:list-item>
                    <text:p>Integrato con processi metrologici di verifica e taratura</text:p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2.297cm" svg:height="6.432cm" svg:x="14.313cm" svg:y="4.914cm" presentation:class="outline">
          <draw:text-box>
            <text:list text:style-name="L2">
              <text:list-item>
                <text:p>È necessario integrare i dati da fonti e metodi differenti (frequenza congiunta di eventi indipendenti)</text:p>
              </text:list-item>
            </text:list>
          </draw:text-box>
        </draw:frame>
        <draw:frame presentation:style-name="pr9" draw:text-style-name="P1" draw:layer="layout" svg:width="12.297cm" svg:height="6.432cm" svg:x="14.313cm" svg:y="11.958cm" presentation:class="outline" presentation:user-transformed="true">
          <draw:text-box>
            <text:list text:style-name="L2">
              <text:list-item>
                <text:p>È un processo circolare dove le segnalazioni di anomalie attivano verifiche “in campo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fill-image draw:name="Bitmap_20_1" draw:display-name="Bitmap 1" xlink:href="Pictures/1000000000000421000003195243414649AAEB2A.jpg" xlink:type="simple" xlink:show="embed" xlink:actuate="onLoad"/>
    <draw:fill-image draw:name="background" xlink:href="Pictures/100000000000042100000319023E35B2E9D99D29.jpg" xlink:type="simple" xlink:show="embed" xlink:actuate="onLoad"/>
    <draw:fill-image draw:name="logo_5f_stima" draw:display-name="logo_stima" xlink:href="Pictures/1000457600004EE80000477CB34DE4A2A6527525.sv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4cm" fo:text-align="end" fo:text-indent="0cm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3cm" fo:text-align="end" fo:text-indent="0cm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2cm" fo:text-align="end" fo:text-indent="0cm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12T17:48:25.368151108</meta:creation-date>
    <meta:editing-duration>PT2H3M44S</meta:editing-duration>
    <meta:editing-cycles>5</meta:editing-cycles>
    <meta:generator>LibreOffice/7.1.8.1$Linux_X86_64 LibreOffice_project/10$Build-1</meta:generator>
    <dc:title>Nature Illustration</dc:title>
    <dc:date>2025-03-22T09:34:57.739978382</dc:date>
    <meta:document-statistic meta:object-count="154"/>
  </office:meta>
</office:document-meta>
</file>